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5-04-03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6816" calcext:value-type="float">
            <text:p>165.7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4-10-0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0928" calcext:value-type="float">
            <text:p>165.9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4-04-09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84352" calcext:value-type="float">
            <text:p>165.88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3-10-11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875208" calcext:value-type="float">
            <text:p>165.87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3-04-11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83768" calcext:value-type="float">
            <text:p>165.78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3-04-06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920928" calcext:value-type="float">
            <text:p>165.9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2-10-17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2-04-19 14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02184" calcext:value-type="float">
            <text:p>165.3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1-10-05 18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396672" calcext:value-type="float">
            <text:p>165.3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1-04-05 20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04064" calcext:value-type="float">
            <text:p>165.1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0-10-19 14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76632" calcext:value-type="float">
            <text:p>165.0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20-04-08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108" calcext:value-type="float">
            <text:p>164.85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9-10-09 18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26696" calcext:value-type="float">
            <text:p>164.8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9-04-02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54128" calcext:value-type="float">
            <text:p>164.85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8-10-11 16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18136" calcext:value-type="float">
            <text:p>164.9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8-04-0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75464" calcext:value-type="float">
            <text:p>164.87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7-10-17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25984" calcext:value-type="float">
            <text:p>165.2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7-04-17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33248" calcext:value-type="float">
            <text:p>165.43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6-10-20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6-04-13 15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710616" calcext:value-type="float">
            <text:p>165.7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5-10-20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625272" calcext:value-type="float">
            <text:p>165.62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5-04-16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573456" calcext:value-type="float">
            <text:p>165.5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4-10-02 18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457632" calcext:value-type="float">
            <text:p>165.4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4-04-07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244272" calcext:value-type="float">
            <text:p>165.2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3-10-30 21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80264" calcext:value-type="float">
            <text:p>165.1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3-04-01 21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23064" calcext:value-type="float">
            <text:p>164.7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2-10-10 21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8032" calcext:value-type="float">
            <text:p>164.8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2-04-18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8032" calcext:value-type="float">
            <text:p>164.84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1-10-20 17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05944" calcext:value-type="float">
            <text:p>164.90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1-04-04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36424" calcext:value-type="float">
            <text:p>164.9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0-10-2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3" calcext:value-type="float">
            <text:p>164.9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10-04-13 16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0536" calcext:value-type="float">
            <text:p>164.8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9-10-19 19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15088" calcext:value-type="float">
            <text:p>164.9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9-04-02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76048" calcext:value-type="float">
            <text:p>164.9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8-10-2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134544" calcext:value-type="float">
            <text:p>165.1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8-04-01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3752" calcext:value-type="float">
            <text:p>164.89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7-10-23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30912" calcext:value-type="float">
            <text:p>165.0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7-04-04 15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777928" calcext:value-type="float">
            <text:p>164.77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6-10-2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982144" calcext:value-type="float">
            <text:p>164.9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6-04-06 18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29744" calcext:value-type="float">
            <text:p>164.82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5-10-06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5.067488" calcext:value-type="float">
            <text:p>165.0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5-03-31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968" calcext:value-type="float">
            <text:p>164.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4-10-12 16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844984" calcext:value-type="float">
            <text:p>164.8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4-03-31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442648" calcext:value-type="float">
            <text:p>164.4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3-10-14 16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259768" calcext:value-type="float">
            <text:p>164.2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3-08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4.1348" calcext:value-type="float">
            <text:p>164.1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3-03-12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781232" calcext:value-type="float">
            <text:p>163.7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58616" calcext:value-type="float">
            <text:p>163.5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2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3.08324" calcext:value-type="float">
            <text:p>163.08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997896" calcext:value-type="float">
            <text:p>162.99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1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665664" calcext:value-type="float">
            <text:p>162.66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118112593401</text:p>
          </table:table-cell>
          <table:table-cell office:value-type="string" calcext:value-type="string">
            <text:p>02N 29E 03CCC1 <text:s text:c="14"/>RWMC M12S</text:p>
          </table:table-cell>
          <table:table-cell office:value-type="string" calcext:value-type="string">
            <text:p>200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2.598608" calcext:value-type="float">
            <text:p>162.5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54" meta:object-count="0"/>
    <meta:user-defined meta:name="AppVersion">3.0</meta:user-defined>
  </office:meta>
</office:document-meta>
</file>